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2pt" fo:language="gl" fo:country="ES" fo:font-style="normal" officeooo:rsid="00154a46" officeooo:paragraph-rsid="00031007" style:letter-kerning="true" style:font-name-asian="Segoe UI" style:font-size-asian="12pt" style:language-asian="zh" style:country-asian="CN" style:font-style-asian="normal" style:font-name-complex="Calibri" style:font-size-complex="12pt" style:language-complex="hi" style:country-complex="IN" style:font-style-complex="normal"/>
    </style:style>
    <style:style style:name="P2" style:family="paragraph" style:parent-style-name="Standard">
      <style:text-properties fo:color="#000000" loext:opacity="100%" fo:font-size="12pt" fo:language="gl" fo:country="ES" fo:font-style="normal" officeooo:rsid="00117218" officeooo:paragraph-rsid="00031007" style:letter-kerning="true" style:font-name-asian="Segoe UI" style:font-size-asian="12pt" style:language-asian="zh" style:country-asian="CN" style:font-style-asian="normal" style:font-name-complex="Calibri" style:font-size-complex="12pt" style:language-complex="hi" style:country-complex="IN" style:font-style-complex="normal"/>
    </style:style>
    <style:style style:name="P3" style:family="paragraph" style:parent-style-name="Standard">
      <style:text-properties fo:color="#000000" loext:opacity="100%" fo:font-size="12pt" fo:language="gl" fo:country="ES" fo:font-style="normal" officeooo:rsid="001377d4" officeooo:paragraph-rsid="00031007" style:letter-kerning="true" style:font-name-asian="Segoe UI" style:font-size-asian="12pt" style:language-asian="zh" style:country-asian="CN" style:font-style-asian="normal" style:font-name-complex="Calibri" style:font-size-complex="12pt" style:language-complex="hi" style:country-complex="IN" style:font-style-complex="normal"/>
    </style:style>
    <style:style style:name="P4" style:family="paragraph" style:parent-style-name="Standard">
      <style:text-properties fo:color="#000000" loext:opacity="100%" fo:font-size="12pt" fo:language="gl" fo:country="ES" fo:font-style="normal" officeooo:rsid="00150431" officeooo:paragraph-rsid="00031007" style:letter-kerning="true" style:font-name-asian="Segoe UI" style:font-size-asian="12pt" style:language-asian="zh" style:country-asian="CN" style:font-style-asian="normal" style:font-name-complex="Calibri" style:font-size-complex="12pt" style:language-complex="hi" style:country-complex="IN" style:font-style-complex="normal"/>
    </style:style>
    <style:style style:name="P5" style:family="paragraph" style:parent-style-name="Standard">
      <style:text-properties fo:color="#000000" loext:opacity="100%" fo:font-size="12pt" fo:language="gl" fo:country="ES" officeooo:rsid="00117218" officeooo:paragraph-rsid="00031007" style:letter-kerning="true" style:font-name-asian="Segoe UI" style:font-size-asian="12pt" style:language-asian="zh" style:country-asian="CN" style:font-name-complex="Calibri" style:font-size-complex="12pt" style:language-complex="hi" style:country-complex="IN"/>
    </style:style>
    <style:style style:name="P6" style:family="paragraph" style:parent-style-name="Standard">
      <style:text-properties fo:color="#000000" loext:opacity="100%" fo:font-size="12pt" fo:language="gl" fo:country="ES" officeooo:rsid="001377d4" officeooo:paragraph-rsid="00031007" style:letter-kerning="true" style:font-name-asian="Segoe UI" style:font-size-asian="12pt" style:language-asian="zh" style:country-asian="CN" style:font-name-complex="Calibri" style:font-size-complex="12pt" style:language-complex="hi" style:country-complex="IN"/>
    </style:style>
    <style:style style:name="P7" style:family="paragraph" style:parent-style-name="Standard">
      <style:text-properties fo:color="#000000" loext:opacity="100%" fo:font-size="12pt" fo:language="gl" fo:country="ES" officeooo:rsid="00150431" officeooo:paragraph-rsid="00031007" style:letter-kerning="true" style:font-name-asian="Segoe UI" style:font-size-asian="12pt" style:language-asian="zh" style:country-asian="CN" style:font-name-complex="Calibri" style:font-size-complex="12pt" style:language-complex="hi" style:country-complex="IN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377d4" style:font-style-asian="normal" style:font-style-complex="normal"/>
    </style:style>
    <style:style style:name="T3" style:family="text">
      <style:text-properties fo:font-style="normal" officeooo:rsid="00150431" style:font-style-asian="normal" style:font-style-complex="normal"/>
    </style:style>
    <style:style style:name="T4" style:family="text">
      <style:text-properties fo:font-style="normal" officeooo:rsid="00154a46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!/bin/bash</text:p>
      <text:p text:style-name="P2"/>
      <text:p text:style-name="P2">links_path=”/opt/odoo/odoo_13/src/linked”</text:p>
      <text:p text:style-name="P2">links_path=”$(readlink -f ${links_path})”</text:p>
      <text:p text:style-name="P2">src_path=’/opt/odoo/odoo_13/src/oca’</text:p>
      <text:p text:style-name="P2">mkdir -p ${links_path}</text:p>
      <text:p text:style-name="P2">dir_skip1=”__unported__”</text:p>
      <text:p text:style-name="P5"><text:span text:style-name="T1">dir_skip2=”__</text:span><text:span text:style-name="T2">unreviewed__”</text:span></text:p>
      <text:p text:style-name="P5"><text:span text:style-name="T1">dir_skip3=”</text:span><text:span text:style-name="T2">tests”</text:span></text:p>
      <text:p text:style-name="P3">declare -i modules_total=0</text:p>
      <text:p text:style-name="P3">declare -i modules_linked=0</text:p>
      <text:p text:style-name="P3">declare -i modules_skipped=0</text:p>
      <text:p text:style-name="P3"/>
      <text:p text:style-name="P3">echo “---&gt; START LINKING!”</text:p>
      <text:p text:style-name="P3">echo “Odoo modules source path: ${src_path}”</text:p>
      <text:p text:style-name="P3">echo “Odoo linked modules path: ${links_path}”</text:p>
      <text:p text:style-name="P3">cd “${src_path}”</text:p>
      <text:p text:style-name="P3">pwd</text:p>
      <text:p text:style-name="P3"/>
      <text:p text:style-name="P3">declare -a modules=$(find -type f -name “__manifest__.py” | sort -r)</text:p>
      <text:p text:style-name="P6"><text:span text:style-name="T1">for </text:span><text:span text:style-name="T3">manifest in ${modules[@]}; do</text:span></text:p>
      <text:p text:style-name="P4"><text:tab/>module_path=”$(dirname $(readlink -f ${manifest}))”</text:p>
      <text:p text:style-name="P4"><text:tab/>echo “PATH: ${module_path}”</text:p>
      <text:p text:style-name="P6"><text:span text:style-name="T3"><text:tab/>unported=`echo ${module_path} | grep -c “${dir_skip1}”`</text:span><text:span text:style-name="T1"> </text:span></text:p>
      <text:p text:style-name="P6"><text:span text:style-name="T1"><text:tab/></text:span><text:span text:style-name="T3">unreviewed=`echo ${module_path} | grep -c “${dir_skip2}”`</text:span></text:p>
      <text:p text:style-name="P4"><text:tab/>tests=`echo ${module_path} | grep -c “${dir_skip3}”`</text:p>
      <text:p text:style-name="P4"><text:tab/>modules_total+=1</text:p>
      <text:p text:style-name="P4"><text:tab/>module_name=”$(basename ${module_path})”</text:p>
      <text:p text:style-name="P4"><text:tab/>if [[ “${unported}” != “0” || “${unreviewed}” != “0” || “${tests}” != “0” ]] ; then</text:p>
      <text:p text:style-name="P7"><text:span text:style-name="T1"><text:tab/><text:tab/>echo “---</text:span><text:span text:style-name="T4">&gt; Skipped: ${module_name}”</text:span></text:p>
      <text:p text:style-name="P1"><text:tab/><text:tab/>modules_skipped+=1</text:p>
      <text:p text:style-name="P1"><text:tab/><text:tab/>continue</text:p>
      <text:p text:style-name="P1"><text:tab/>else</text:p>
      <text:p text:style-name="P1"><text:tab/><text:tab/>echo “OK &gt; LINKING: ${module_name}”</text:p>
      <text:p text:style-name="P1"><text:tab/><text:tab/>ln -s “${module_path}” “${links_path}”</text:p>
      <text:p text:style-name="P1"><text:tab/><text:tab/>modules_linked+=1</text:p>
      <text:p text:style-name="P1"><text:tab/>fi</text:p>
      <text:p text:style-name="P1"><text:tab/>echo “L/S (T): ${modules_linked}/${modules_skipped} (${modules_total})”</text:p>
      <text:p text:style-name="P1">done</text:p>
      <text:p text:style-name="P1"/>
      <text:p text:style-name="P1">echo “---”</text:p>
      <text:p text:style-name="P1">echo “Odoo modules source path: ${src_path}”</text:p>
      <text:p text:style-name="P1">echo “Odoo linked modules path: ${links_path}”</text:p>
      <text:p text:style-name="P1">echo “---”</text:p>
      <text:p text:style-name="P1">echo “Linked modules : ${modules_linked}”</text:p>
      <text:p text:style-name="P1">echo “Skipped modules : ${modules_skipped}”</text:p>
      <text:p text:style-name="P1">echo “Total modules : ${modules_total}”</text:p>
      <text:p text:style-name="P1">echo “---”</text:p>
      <text:p text:style-name="P1">echo “---&gt; ENDED LINKING!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8:40:33.539000000</meta:creation-date>
    <dc:date>2022-04-04T18:41:06.370000000</dc:date>
    <meta:editing-duration>PT33S</meta:editing-duration>
    <meta:editing-cycles>1</meta:editing-cycles>
    <meta:document-statistic meta:table-count="0" meta:image-count="0" meta:object-count="0" meta:page-count="1" meta:paragraph-count="45" meta:word-count="166" meta:character-count="1441" meta:non-whitespace-character-count="1302"/>
    <meta:generator>LibreOffice/7.2.2.2$Windows_X86_64 LibreOffice_project/02b2acce88a210515b4a5bb2e46cbfb63fe97d56</meta:generator>
  </office:meta>
</office:document-meta>
</file>